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cffdf" draw:textarea-horizontal-align="justify" draw:textarea-vertical-align="middle" draw:auto-grow-height="true" fo:min-height="0.78cm" fo:min-width="1.357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6e6fa" draw:textarea-horizontal-align="justify" draw:textarea-vertical-align="middle" draw:auto-grow-height="true" fo:min-height="1.493cm" fo:min-width="2.328cm"/>
    </style:style>
    <style:style style:name="gr4" style:family="graphic" style:parent-style-name="standard">
      <style:graphic-properties draw:stroke="none" svg:stroke-color="#000000" draw:fill="solid" draw:fill-color="#ffffff" draw:opacity="70%" draw:textarea-horizontal-align="left" draw:auto-grow-height="true" draw:auto-grow-width="true" fo:min-height="0cm" fo:min-width="0cm" draw:shadow-opacity="70%"/>
    </style:style>
    <style:style style:name="gr5" style:family="graphic" style:parent-style-name="standard">
      <style:graphic-properties draw:fill-color="#ffcc99" draw:textarea-horizontal-align="justify" draw:textarea-vertical-align="middle" draw:auto-grow-height="true" fo:min-height="0.779cm" fo:min-width="1.594cm"/>
    </style:style>
    <style:style style:name="gr6" style:family="graphic" style:parent-style-name="standard">
      <style:graphic-properties draw:stroke="none" svg:stroke-color="#000000" draw:fill="solid" draw:fill-color="#ffffff" draw:opacity="70%" draw:textarea-horizontal-align="left" draw:auto-grow-height="true" draw:auto-grow-width="true" fo:min-height="0cm" fo:min-width="0cm" draw:shadow-offset-x="0.305cm" draw:shadow-offset-y="0.305cm" draw:shadow-opacity="70%"/>
    </style:style>
    <style:style style:name="gr7" style:family="graphic" style:parent-style-name="standard">
      <style:graphic-properties draw:stroke="none" svg:stroke-color="#000000" draw:fill="solid" draw:fill-color="#ffffff" draw:opacity="70%" draw:textarea-horizontal-align="left" draw:auto-grow-height="true" draw:auto-grow-width="true" fo:min-height="0cm" fo:min-width="0cm" draw:shadow="hidden" draw:shadow-offset-x="0.305cm" draw:shadow-offset-y="0.305cm" draw:shadow-opacity="7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ffffcc" draw:textarea-horizontal-align="justify" draw:textarea-vertical-align="middle" draw:auto-grow-height="true" fo:min-height="1.493cm" fo:min-width="5.296cm"/>
    </style:style>
    <style:style style:name="P1" style:family="paragraph">
      <style:paragraph-properties fo:margin-left="0cm" fo:margin-right="0cm" fo:text-align="center" fo:text-indent="0cm"/>
      <style:text-properties fo:font-size="10pt"/>
    </style:style>
    <style:style style:name="P2" style:family="paragraph">
      <style:paragraph-properties fo:text-align="center"/>
    </style:style>
    <style:style style:name="P3" style:family="paragraph">
      <style:paragraph-properties fo:margin-left="0cm" fo:margin-right="0cm" fo:text-align="start" fo:text-indent="0cm"/>
      <style:text-properties fo:font-size="10pt"/>
    </style:style>
    <style:style style:name="P4" style:family="paragraph">
      <style:paragraph-properties fo:margin-left="0cm" fo:margin-right="0cm" fo:text-align="start" fo:text-indent="0cm"/>
      <style:text-properties fo:font-family="'Courier New'" style:font-family-generic="modern" style:font-pitch="fixed" fo:font-size="10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text-properties fo:font-size="14pt"/>
    </style:style>
    <style:style style:name="T1" style:family="text">
      <style:text-properties fo:font-size="10pt"/>
    </style:style>
    <style:style style:name="T2" style:family="text">
      <style:text-properties fo:font-family="'Courier New'" style:font-family-generic="modern" style:font-pitch="fixed" fo:font-size="10pt"/>
    </style:style>
    <style:style style:name="T3" style:family="text">
      <style:text-properties fo:font-size="14pt"/>
    </style:style>
    <style:style style:name="T4"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4.578cm" svg:height="2.551cm" svg:x="8.973cm" svg:y="17.299cm">
            <text:p text:style-name="P1"><text:span text:style-name="T1">Run</text:span></text:p>
            <text:p text:style-name="P1"><text:span text:style-name="T1">Program</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1.969cm" svg:height="1.27cm" draw:transform="rotate (-1.57079632679579) translate (11.897cm 16.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3" draw:text-style-name="P4" draw:layer="layout" svg:width="2.827cm" svg:height="1.974cm" svg:x="9.849cm" svg:y="14.37cm">
                <text:p text:style-name="P3"><text:span text:style-name="T2">01010101010</text:span></text:p>
                <text:p text:style-name="P3"><text:span text:style-name="T2">10101010101</text:span></text:p>
                <text:p text:style-name="P3"><text:span text:style-name="T2">10101010101</text:span></text:p>
                <text:p text:style-name="P3"><text:span text:style-name="T2">10101010101</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5" draw:layer="layout" svg:width="2.949cm" svg:height="0.806cm" svg:x="9.788cm" svg:y="16.351cm">
                <draw:text-box>
                  <text:p text:style-name="P5"><text:span text:style-name="T3">Executable</text:span></text:p>
                </draw:text-box>
              </draw:frame>
            </draw:g>
          </draw:g>
          <draw:custom-shape draw:style-name="gr2" draw:text-style-name="P2" draw:layer="layout" svg:width="1.969cm" svg:height="1.27cm" draw:transform="rotate (-1.57079632679579) translate (11.897cm 12.7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3.328cm" svg:height="1.635cm" svg:x="9.598cm" svg:y="11.765cm">
            <text:p text:style-name="P1"><text:span text:style-name="T1">Linker</text:span></text:p>
            <text:p text:style-name="P1"><text:span text:style-name="T1">(Progra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2.195cm" svg:height="1.27cm" draw:transform="rotate (-1.57079632679579) translate (11.897cm 9.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4" draw:layer="layout" svg:width="2.827cm" svg:height="1.974cm" svg:x="9.849cm" svg:y="7.985cm">
              <text:p text:style-name="P3"><text:span text:style-name="T2">01010101010</text:span></text:p>
              <text:p text:style-name="P3"><text:span text:style-name="T2">10101010101</text:span></text:p>
              <text:p text:style-name="P3"><text:span text:style-name="T2">10101010101</text:span></text:p>
              <text:p text:style-name="P3"><text:span text:style-name="T2">10101010101</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 draw:text-style-name="P5" draw:layer="layout" svg:width="3.258cm" svg:height="0.806cm" svg:x="9.633cm" svg:y="9.966cm">
              <draw:text-box>
                <text:p text:style-name="P5"><text:span text:style-name="T3">Object Code</text:span></text:p>
              </draw:text-box>
            </draw:frame>
          </draw:g>
          <draw:custom-shape draw:style-name="gr2" draw:text-style-name="P2" draw:layer="layout" svg:width="5.08cm" svg:height="1.27cm" draw:transform="rotate (-2.35619449019309) translate (15.96cm 9.3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4" draw:layer="layout" svg:width="2.827cm" svg:height="1.974cm" svg:x="13.336cm" svg:y="7.985cm">
              <text:p text:style-name="P3"><text:span text:style-name="T2">01010101010</text:span></text:p>
              <text:p text:style-name="P3"><text:span text:style-name="T2">10101010101</text:span></text:p>
              <text:p text:style-name="P3"><text:span text:style-name="T2">10101010101</text:span></text:p>
              <text:p text:style-name="P3"><text:span text:style-name="T2">10101010101</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5" draw:layer="layout" svg:width="3.258cm" svg:height="0.806cm" svg:x="13.12cm" svg:y="9.966cm">
              <draw:text-box>
                <text:p text:style-name="P5"><text:span text:style-name="T3">Object Code</text:span></text:p>
              </draw:text-box>
            </draw:frame>
          </draw:g>
          <draw:custom-shape draw:style-name="gr2" draw:text-style-name="P2" draw:layer="layout" svg:width="5.08cm" svg:height="1.27cm" draw:transform="rotate (-0.785398163398487) translate (7.368cm 8.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4" draw:layer="layout" svg:width="2.827cm" svg:height="1.974cm" svg:x="6.151cm" svg:y="7.985cm">
              <text:p text:style-name="P3"><text:span text:style-name="T2">01010101010</text:span></text:p>
              <text:p text:style-name="P3"><text:span text:style-name="T2">10101010101</text:span></text:p>
              <text:p text:style-name="P3"><text:span text:style-name="T2">10101010101</text:span></text:p>
              <text:p text:style-name="P3"><text:span text:style-name="T2">10101010101</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5" draw:layer="layout" svg:width="3.258cm" svg:height="0.806cm" svg:x="5.935cm" svg:y="9.966cm">
              <draw:text-box>
                <text:p text:style-name="P5"><text:span text:style-name="T3">Object Code</text:span></text:p>
              </draw:text-box>
            </draw:frame>
          </draw:g>
          <draw:custom-shape draw:style-name="gr2" draw:text-style-name="P2" draw:layer="layout" svg:width="3.175cm" svg:height="1.27cm" draw:transform="rotate (-1.57079632679579) translate (11.897cm 6.08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4.522cm" svg:height="1.27cm" draw:transform="rotate (-0.785398163398487) translate (11.424cm 4.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3.816cm" svg:height="1.27cm" draw:transform="rotate (-2.35619449019309) translate (11.525cm 6.3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3.328cm" svg:height="1.635cm" svg:x="9.598cm" svg:y="5.18cm">
            <text:p text:style-name="P1"><text:span text:style-name="T1">Compiler</text:span></text:p>
            <text:p text:style-name="P1"><text:span text:style-name="T1">(Progra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1.905cm" svg:height="1.27cm" draw:transform="rotate (-1.57079632679579) translate (11.897cm 3.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8" draw:text-style-name="P6" draw:layer="layout" svg:width="3.393cm" svg:height="0.806cm" svg:x="9.566cm" svg:y="1.347cm">
              <draw:text-box>
                <text:p text:style-name="P5"><text:span text:style-name="T3">Source Code</text:span></text:p>
              </draw:text-box>
            </draw:frame>
            <draw:custom-shape draw:style-name="gr9" draw:text-style-name="P4" draw:layer="layout" svg:width="5.795cm" svg:height="1.974cm" svg:x="8.365cm" svg:y="2.235cm">
              <text:p text:style-name="P3"><text:span text:style-name="T4">main()</text:span></text:p>
              <text:p text:style-name="P3"><text:span text:style-name="T4">{</text:span></text:p>
              <text:p text:style-name="P3"><text:span text:style-name="T4"><text:s text:c="3"/></text:span><text:span text:style-name="T4">printf("Hello World");</text:span></text:p>
              <text:p text:style-name="P3"><text:span text:style-name="T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093cm" fo:margin-bottom="0.093cm" style:text-autospace="none"/>
      <style:text-properties fo:font-family="'Bitstream Vera Sans', Arial" style:font-family-generic="swiss" fo:font-size="10pt" fo:language="en" fo:country="US" style:font-family-asian="'Bitstream Vera Sans', Arial" style:font-family-generic-asian="swiss" style:language-asian="en" style:country-asian="US" style:font-family-complex="'Bitstream Vera Sans', Arial" style:font-family-generic-complex="swiss" style:font-size-complex="10pt"/>
    </style:style>
    <style:style style:name="heading_20_3" style:display-name="heading 3" style:family="graphic">
      <style:paragraph-properties fo:margin-top="0.746cm" fo:margin-bottom="0.31cm" style:text-autospace="none"/>
      <style:text-properties fo:font-family="'Bitstream Vera Sans', Arial" style:font-family-generic="swiss" fo:font-size="12pt" fo:language="en" fo:country="US" fo:font-weight="bold" style:font-family-asian="'Bitstream Vera Sans', Arial" style:font-family-generic-asian="swiss" style:language-asian="en" style:country-asian="US" style:font-family-complex="'Bitstream Vera Sans', Arial" style:font-family-generic-complex="swiss" style:font-size-complex="12pt" style:font-weight-complex="bold"/>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8-08-09T11:30:28</meta:creation-date>
    <dc:date>2008-08-10T07:20:24</dc:date>
    <dc:language>en-US</dc:language>
    <meta:editing-cycles>5</meta:editing-cycles>
    <meta:editing-duration>PT19H50M4S</meta:editing-duration>
    <meta:user-defined meta:name="Info 1"/>
    <meta:user-defined meta:name="Info 2"/>
    <meta:user-defined meta:name="Info 3"/>
    <meta:user-defined meta:name="Info 4"/>
    <meta:document-statistic meta:object-count="29"/>
  </office:meta>
</office:document-meta>
</file>